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201in"/>
      <style:text-properties fo:color="#cccccc" style:font-name="Droid Sans Mono" fo:font-size="6.40000009536743pt" fo:font-weight="normal" fo:background-color="#1f1f1f"/>
    </style:style>
    <style:style style:name="P2" style:family="paragraph" style:parent-style-name="Standard">
      <style:paragraph-properties style:line-height-at-least="0.198in"/>
      <style:text-properties fo:color="#cccccc" style:font-name="Droid Sans Mono" fo:font-size="10.5pt" fo:font-weight="normal" fo:background-color="#1f1f1f"/>
    </style:style>
    <style:style style:name="P3" style:family="paragraph" style:parent-style-name="Standard">
      <style:text-properties fo:color="#cccccc" style:font-name="Droid Sans Mono" fo:font-size="10.5pt" fo:font-weight="normal" officeooo:rsid="000f3a40" officeooo:paragraph-rsid="000f3a40" fo:background-color="#1f1f1f"/>
    </style:style>
    <style:style style:name="P4" style:family="paragraph" style:parent-style-name="Standard">
      <style:text-properties fo:color="#cccccc" style:font-name="Droid Sans Mono" fo:font-size="10.5pt" fo:font-weight="normal" officeooo:rsid="000e2923" officeooo:paragraph-rsid="000e2923" fo:background-color="#1f1f1f"/>
    </style:style>
    <style:style style:name="P5" style:family="paragraph" style:parent-style-name="Standard">
      <style:text-properties fo:color="#cccccc" style:font-name="Droid Sans Mono" fo:font-size="10.5pt" fo:font-weight="normal" officeooo:rsid="000f3a40" officeooo:paragraph-rsid="000f3a40" fo:background-color="#1f1f1f" style:font-weight-asian="bold" style:font-weight-complex="bold"/>
    </style:style>
    <style:style style:name="P6" style:family="paragraph" style:parent-style-name="Standard">
      <style:text-properties fo:color="#cccccc" style:font-name="Droid Sans Mono" fo:font-size="10.5pt" fo:font-weight="normal" officeooo:rsid="00135893" officeooo:paragraph-rsid="00135893" fo:background-color="#1f1f1f"/>
    </style:style>
    <style:style style:name="P7" style:family="paragraph" style:parent-style-name="Standard">
      <style:text-properties fo:color="#cccccc" style:font-name="Droid Sans Mono" fo:font-size="10.5pt" fo:font-weight="normal" officeooo:rsid="0016cfa0" officeooo:paragraph-rsid="0016cfa0" fo:background-color="#1f1f1f"/>
    </style:style>
    <style:style style:name="P8" style:family="paragraph" style:parent-style-name="Standard">
      <style:text-properties fo:color="#cccccc" style:font-name="Droid Sans Mono" fo:font-size="10.5pt" fo:language="en" fo:country="US" fo:font-weight="normal" officeooo:rsid="0016cfa0" officeooo:paragraph-rsid="0016cfa0" fo:background-color="#1f1f1f" style:font-weight-asian="normal" style:font-weight-complex="normal"/>
    </style:style>
    <style:style style:name="P9" style:family="paragraph" style:parent-style-name="Standard">
      <style:text-properties officeooo:rsid="000e2923" officeooo:paragraph-rsid="000e2923"/>
    </style:style>
    <style:style style:name="P10" style:family="paragraph" style:parent-style-name="Standard">
      <style:paragraph-properties style:line-height-at-least="0.1201in"/>
      <style:text-properties fo:color="#808080" style:font-name="Droid Sans Mono" fo:font-size="6.40000009536743pt" fo:font-weight="normal" officeooo:rsid="000e2923" officeooo:paragraph-rsid="000e2923" fo:background-color="#1f1f1f"/>
    </style:style>
    <style:style style:name="P11" style:family="paragraph" style:parent-style-name="Standard">
      <style:paragraph-properties style:line-height-at-least="0.1201in"/>
      <style:text-properties fo:color="#808080" style:font-name="Droid Sans Mono" fo:font-size="6.40000009536743pt" fo:font-weight="normal" fo:background-color="#1f1f1f"/>
    </style:style>
    <style:style style:name="P12" style:family="paragraph" style:parent-style-name="Standard">
      <style:text-properties officeooo:rsid="000f3a40" officeooo:paragraph-rsid="000f3a40"/>
    </style:style>
    <style:style style:name="P13" style:family="paragraph" style:parent-style-name="Standard">
      <style:text-properties officeooo:rsid="000f3a40" officeooo:paragraph-rsid="00107727"/>
    </style:style>
    <style:style style:name="P14" style:family="paragraph" style:parent-style-name="Standard">
      <style:text-properties fo:font-weight="normal" officeooo:rsid="000f3a40" officeooo:paragraph-rsid="000f3a40" style:font-weight-asian="normal" style:font-weight-complex="normal"/>
    </style:style>
    <style:style style:name="P15" style:family="paragraph" style:parent-style-name="Standard">
      <style:text-properties fo:font-weight="normal" officeooo:rsid="0013a466" officeooo:paragraph-rsid="0013a466" style:font-weight-asian="normal" style:font-weight-complex="normal"/>
    </style:style>
    <style:style style:name="P16" style:family="paragraph" style:parent-style-name="Standard">
      <style:paragraph-properties style:line-height-at-least="0.198in"/>
      <style:text-properties fo:color="#6a9955" style:font-name="Droid Sans Mono" fo:font-size="10.5pt" fo:font-weight="normal" fo:background-color="#1f1f1f"/>
    </style:style>
    <style:style style:name="P17" style:family="paragraph" style:parent-style-name="Standard">
      <style:paragraph-properties style:line-height-at-least="0.198in"/>
    </style:style>
    <style:style style:name="P18" style:family="paragraph" style:parent-style-name="Standard">
      <style:paragraph-properties style:line-height-at-least="0.198in"/>
      <style:text-properties fo:color="#c586c0" style:font-name="Droid Sans Mono" fo:font-size="10.5pt" fo:font-weight="normal" fo:background-color="#1f1f1f"/>
    </style:style>
    <style:style style:name="P19" style:family="paragraph" style:parent-style-name="Standard">
      <style:paragraph-properties style:line-height-at-least="0.198in"/>
      <style:text-properties fo:color="#569cd6" style:font-name="Droid Sans Mono" fo:font-size="10.5pt" fo:font-weight="normal" fo:background-color="#1f1f1f"/>
    </style:style>
    <style:style style:name="P20" style:family="paragraph" style:parent-style-name="Standard">
      <style:text-properties fo:font-weight="bold" officeooo:rsid="000f3a40" officeooo:paragraph-rsid="000f3a40" style:font-weight-asian="bold" style:font-weight-complex="bold"/>
    </style:style>
    <style:style style:name="P21" style:family="paragraph" style:parent-style-name="Standard">
      <style:text-properties fo:font-weight="bold" officeooo:rsid="000f3a40" officeooo:paragraph-rsid="00122598" style:font-weight-asian="bold" style:font-weight-complex="bold"/>
    </style:style>
    <style:style style:name="P22" style:family="paragraph" style:parent-style-name="Standard">
      <style:text-properties fo:font-weight="bold" officeooo:rsid="00135893" officeooo:paragraph-rsid="00135893" style:font-weight-asian="bold" style:font-weight-complex="bold"/>
    </style:style>
    <style:style style:name="P23" style:family="paragraph" style:parent-style-name="Standard">
      <style:text-properties fo:font-weight="bold" officeooo:rsid="0013a466" officeooo:paragraph-rsid="0013a466" style:font-weight-asian="bold" style:font-weight-complex="bold"/>
    </style:style>
    <style:style style:name="P24" style:family="paragraph" style:parent-style-name="Standard">
      <style:text-properties fo:font-weight="bold" officeooo:rsid="0013d377" officeooo:paragraph-rsid="0013d377" style:font-weight-asian="bold" style:font-weight-complex="bold"/>
    </style:style>
    <style:style style:name="P25" style:family="paragraph" style:parent-style-name="Standard">
      <style:text-properties fo:font-weight="bold" officeooo:rsid="00135893" officeooo:paragraph-rsid="00135893"/>
    </style:style>
    <style:style style:name="P26" style:family="paragraph" style:parent-style-name="Standard">
      <style:text-properties fo:language="en" fo:country="US" officeooo:paragraph-rsid="000f3a40"/>
    </style:style>
    <style:style style:name="P27" style:family="paragraph" style:parent-style-name="Standard">
      <style:text-properties fo:language="en" fo:country="US" fo:font-weight="normal" officeooo:rsid="0013d377" officeooo:paragraph-rsid="0013d377" style:font-weight-asian="normal" style:font-weight-complex="normal"/>
    </style:style>
    <style:style style:name="P28" style:family="paragraph" style:parent-style-name="Standard">
      <style:text-properties fo:language="en" fo:country="US" fo:font-weight="normal" officeooo:rsid="0015baba" officeooo:paragraph-rsid="0015baba" style:font-weight-asian="normal" style:font-weight-complex="normal"/>
    </style:style>
    <style:style style:name="P29" style:family="paragraph" style:parent-style-name="Standard">
      <style:text-properties fo:language="en" fo:country="US" fo:font-weight="normal" officeooo:rsid="0016cfa0" officeooo:paragraph-rsid="0016cfa0" style:font-weight-asian="normal" style:font-weight-complex="normal"/>
    </style:style>
    <style:style style:name="P30" style:family="paragraph" style:parent-style-name="Preformatted_20_Text">
      <style:text-properties fo:language="en" fo:country="US" fo:font-weight="normal" officeooo:rsid="000f3a40" officeooo:paragraph-rsid="000f3a40" style:font-weight-asian="normal" style:font-weight-complex="normal"/>
    </style:style>
    <style:style style:name="P31" style:family="paragraph" style:parent-style-name="Preformatted_20_Text">
      <style:paragraph-properties fo:margin-top="0in" fo:margin-bottom="0.1965in" loext:contextual-spacing="false" style:writing-mode="lr-tb"/>
      <style:text-properties fo:language="en" fo:country="US"/>
    </style:style>
    <style:style style:name="P32" style:family="paragraph" style:parent-style-name="Standard">
      <style:paragraph-properties fo:margin-top="0in" fo:margin-bottom="0.1965in" loext:contextual-spacing="false" style:line-height-at-least="0.198in"/>
      <style:text-properties fo:color="#cccccc" style:font-name="Droid Sans Mono" fo:font-size="10.5pt" fo:font-weight="normal" fo:background-color="#1f1f1f"/>
    </style:style>
    <style:style style:name="P33" style:family="paragraph" style:parent-style-name="Preformatted_20_Text">
      <style:paragraph-properties style:writing-mode="lr-tb"/>
      <style:text-properties fo:language="en" fo:country="US"/>
    </style:style>
    <style:style style:name="P34" style:family="paragraph" style:parent-style-name="Standard">
      <style:paragraph-properties style:line-height-at-least="0.198in"/>
      <style:text-properties fo:color="#cccccc" style:font-name="Droid Sans Mono" fo:font-size="10.5pt" fo:font-weight="normal" fo:background-color="#1f1f1f"/>
    </style:style>
    <style:style style:name="P35" style:family="paragraph" style:parent-style-name="Standard">
      <style:text-properties fo:color="#4ec9b0" style:font-name="Droid Sans Mono" fo:font-size="10.5pt" fo:font-weight="normal" officeooo:rsid="00135893" officeooo:paragraph-rsid="00135893" fo:background-color="#1f1f1f" style:font-weight-asian="bold" style:font-weight-complex="bold"/>
    </style:style>
    <style:style style:name="P36" style:family="paragraph" style:parent-style-name="Standard">
      <style:text-properties fo:font-weight="bold" officeooo:rsid="000f3a40" officeooo:paragraph-rsid="000f3a40" style:font-weight-asian="bold" style:font-weight-complex="bold"/>
    </style:style>
    <style:style style:name="P37" style:family="paragraph" style:parent-style-name="Standard">
      <style:text-properties fo:font-weight="bold" officeooo:rsid="00135893" officeooo:paragraph-rsid="00135893" style:font-weight-asian="bold" style:font-weight-complex="bold"/>
    </style:style>
    <style:style style:name="P38" style:family="paragraph" style:parent-style-name="Standard">
      <style:text-properties fo:font-weight="bold" officeooo:rsid="001a8dd7" officeooo:paragraph-rsid="001a8dd7" style:font-weight-asian="bold" style:font-weight-complex="bold"/>
    </style:style>
    <style:style style:name="P39" style:family="paragraph" style:parent-style-name="Standard">
      <style:text-properties officeooo:rsid="000e2923" officeooo:paragraph-rsid="000e2923"/>
    </style:style>
    <style:style style:name="P40" style:family="paragraph" style:parent-style-name="Standard">
      <style:text-properties officeooo:rsid="001a8dd7" officeooo:paragraph-rsid="001a8dd7"/>
    </style:style>
    <style:style style:name="P41" style:family="paragraph" style:parent-style-name="Standard">
      <style:text-properties officeooo:paragraph-rsid="001c1391"/>
    </style:style>
    <style:style style:name="T1" style:family="text">
      <style:text-properties fo:color="#808080"/>
    </style:style>
    <style:style style:name="T2" style:family="text">
      <style:text-properties fo:color="#569cd6"/>
    </style:style>
    <style:style style:name="T3" style:family="text">
      <style:text-properties fo:color="#569cd6" style:font-weight-asian="bold" style:font-weight-complex="bold"/>
    </style:style>
    <style:style style:name="T4" style:family="text">
      <style:text-properties fo:color="#9cdcfe"/>
    </style:style>
    <style:style style:name="T5" style:family="text">
      <style:text-properties fo:color="#9cdcfe" officeooo:rsid="00135893"/>
    </style:style>
    <style:style style:name="T6" style:family="text">
      <style:text-properties fo:color="#9cdcfe" style:font-weight-asian="bold" style:font-weight-complex="bold"/>
    </style:style>
    <style:style style:name="T7" style:family="text">
      <style:text-properties fo:color="#9cdcfe" fo:language="en" fo:country="US" style:font-weight-asian="normal" style:font-weight-complex="normal"/>
    </style:style>
    <style:style style:name="T8" style:family="text">
      <style:text-properties fo:color="#ce9178"/>
    </style:style>
    <style:style style:name="T9" style:family="text">
      <style:text-properties fo:color="#ce9178" style:font-weight-asian="bold" style:font-weight-complex="bold"/>
    </style:style>
    <style:style style:name="T10" style:family="text">
      <style:text-properties fo:color="#ce9178" fo:language="en" fo:country="US" style:font-weight-asian="normal" style:font-weight-complex="normal"/>
    </style:style>
    <style:style style:name="T11" style:family="text">
      <style:text-properties fo:color="#6a9955"/>
    </style:style>
    <style:style style:name="T12" style:family="text">
      <style:text-properties style:text-position="super 58%"/>
    </style:style>
    <style:style style:name="T13" style:family="text">
      <style:text-properties style:text-position="0% 100%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1a8dd7" style:font-weight-asian="bold" style:font-weight-complex="bold"/>
    </style:style>
    <style:style style:name="T16" style:family="text">
      <style:text-properties fo:color="#dcdcaa"/>
    </style:style>
    <style:style style:name="T17" style:family="text">
      <style:text-properties fo:color="#dcdcaa" fo:language="en" fo:country="US" style:font-weight-asian="normal" style:font-weight-complex="normal"/>
    </style:style>
    <style:style style:name="T18" style:family="text">
      <style:text-properties fo:color="#d4d4d4"/>
    </style:style>
    <style:style style:name="T19" style:family="text">
      <style:text-properties fo:color="#d4d4d4" fo:language="en" fo:country="US" style:font-weight-asian="normal" style:font-weight-complex="normal"/>
    </style:style>
    <style:style style:name="T20" style:family="text">
      <style:text-properties fo:color="#4ec9b0"/>
    </style:style>
    <style:style style:name="T21" style:family="text">
      <style:text-properties fo:color="#4ec9b0" fo:language="en" fo:country="US" style:font-weight-asian="normal" style:font-weight-complex="normal"/>
    </style:style>
    <style:style style:name="T22" style:family="text">
      <style:text-properties fo:color="#4ec9b0" fo:font-weight="bold" style:font-weight-asian="bold" style:font-weight-complex="bold"/>
    </style:style>
    <style:style style:name="T23" style:family="text">
      <style:text-properties fo:color="#b5cea8"/>
    </style:style>
    <style:style style:name="T24" style:family="text">
      <style:text-properties fo:color="#b5cea8" fo:language="en" fo:country="US" style:font-weight-asian="normal" style:font-weight-complex="normal"/>
    </style:style>
    <style:style style:name="T25" style:family="text">
      <style:text-properties fo:color="#c586c0"/>
    </style:style>
    <style:style style:name="T26" style:family="text">
      <style:text-properties style:font-weight-asian="bold" style:font-weight-complex="bold"/>
    </style:style>
    <style:style style:name="T27" style:family="text">
      <style:text-properties officeooo:rsid="000f3a40" style:font-weight-asian="bold" style:font-weight-complex="bold"/>
    </style:style>
    <style:style style:name="T28" style:family="text">
      <style:text-properties fo:language="en" fo:country="US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11"/>
      <text:p text:style-name="P11"/>
      <text:p text:style-name="P1"><text:span text:style-name="T1">&lt;</text:span><text:span text:style-name="T2">node</text:span> <text:span text:style-name="T4">type</text:span>=<text:span text:style-name="T8">"rviz"</text:span> <text:span text:style-name="T4">name</text:span>=<text:span text:style-name="T8">"rviz"</text:span> <text:span text:style-name="T4">pkg</text:span>=<text:span text:style-name="T8">"rviz"</text:span> <text:span text:style-name="T4">args</text:span>=<text:span text:style-name="T8">"-d $(find tutorial)/rviz/test3.rviz"</text:span> <text:span text:style-name="T1">/&gt;</text:span><text:span text:style-name="T11">&lt;!--2D Navigation--&gt;</text:span></text:p>
      <text:p text:style-name="Standard"/>
      <text:p text:style-name="P9">How to install the rviz config</text:p>
      <text:p text:style-name="P9">firstly, I have to enter</text:p>
      <text:p text:style-name="P9"><text:tab/>rviz</text:p>
      <text:p text:style-name="P9">then </text:p>
      <text:p text:style-name="P9"><text:tab/>push add, <text:s text:c="2"/>and add map, path , leserscanner , and robot model</text:p>
      <text:p text:style-name="P9"/>
      <text:p text:style-name="P9">then save the config file </text:p>
      <text:p text:style-name="P9"/>
      <text:p text:style-name="P9"/>
      <text:p text:style-name="P9"/>
      <text:p text:style-name="P40">25<text:span text:style-name="T12">th</text:span> . Oct 2023</text:p>
      <text:p text:style-name="P40"/>
      <text:p text:style-name="P40">make a branch when we run Subscribers is not good</text:p>
      <text:p text:style-name="P40">All subscribers are run simultaneously and each callback judge it call run function or not</text:p>
      <text:p text:style-name="P40"/>
      <text:p text:style-name="P40"/>
      <text:p text:style-name="P40">Studying Actionlib</text:p>
      <text:p text:style-name="P40"/>
      <text:p text:style-name="P40">cases when someone would like to send a request to a node to perform some task, and also receive a reply to the request. <text:span text:style-name="T14">This can currently be achieved via ROS </text:span><text:a xlink:type="simple" xlink:href="http://wiki.ros.org/Services" text:style-name="Internet_20_link" text:visited-style-name="Visited_20_Internet_20_Link"><text:span text:style-name="T14">services</text:span></text:a><text:span text:style-name="T14">. </text:span></text:p>
      <text:p text:style-name="P40"><text:span text:style-name="T14"/></text:p>
      <text:p text:style-name="P40"><text:span text:style-name="T14">if the service takes a long time to execute, the user might want the ability to cancel the request during execution or get periodic feedback about how the request is progressing</text:span></text:p>
      <text:p text:style-name="P40"/>
      <text:p text:style-name="P40"/>
      <text:p text:style-name="P40">Using Actionlib, the operator get robot feedback information periodically, and cancel the execution</text:p>
      <text:p text:style-name="P40">Action aims to handle long-term operation </text:p>
      <text:p text:style-name="P40"/>
      <text:p text:style-name="P40"/>
      <text:p text:style-name="P40"/>
      <text:p text:style-name="P40">Action Specification ( Three important components)</text:p>
      <text:p text:style-name="P38">Goal, Feedback, Result</text:p>
      <text:p text:style-name="P38"/>
      <text:p text:style-name="P41"><text:span text:style-name="T15">Goal: <text:s/></text:span>PoseStamped message that contains info about </text:p>
      <text:p text:style-name="P41">where the robot should move in the world ,(For controlling the tilting laser scanner, the goal would contain the scan parameters (min angle, max angle, speed, etc). )</text:p>
      <text:p text:style-name="P41"/>
      <text:p text:style-name="P41"><text:span text:style-name="T14">Feedback</text:span>: communication way (type , cycle,etc...)</text:p>
      <text:p text:style-name="P41">For moving the base, this might be the robot's current pose along the path. For controlling the tilting laser scanner, this might be the time left until the scan completes. </text:p>
      <text:p text:style-name="P41"/>
      <text:p text:style-name="P41"/>
      <text:p text:style-name="P40"/>
      <text:p text:style-name="P9"/>
      <text:p text:style-name="P9"/>
      <text:p text:style-name="P12"><text:soft-page-break/>19<text:span text:style-name="T12">th</text:span>.Oct 2023 </text:p>
      <text:p text:style-name="P12"/>
      <text:p text:style-name="P12">1. <text:span text:style-name="T14">Do not user spinOnce</text:span> if I want to a continuous Subscriber</text:p>
      <text:p text:style-name="P12">geometr_msgs/Twist, <text:s/>nav_msgs/Odometry</text:p>
      <text:p text:style-name="P12"/>
      <text:p text:style-name="P12"/>
      <text:p text:style-name="P3"><text:span text:style-name="T4">p</text:span> <text:span text:style-name="T16">=</text:span> <text:span text:style-name="T4">n</text:span>.<text:span text:style-name="T16">advertise</text:span><text:span text:style-name="T18">&lt;</text:span><text:span text:style-name="T20">geometry_msgs</text:span>::<text:span text:style-name="T20">Twist</text:span><text:span text:style-name="T18">&gt;</text:span>(<text:span text:style-name="T8">"/mobile_base_controller/cmd_vel"</text:span>, <text:span text:style-name="T23">1000</text:span>);</text:p>
      <text:p text:style-name="P2"><text:span text:style-name="T20">Subscriber</text:span> <text:span text:style-name="T4">s</text:span> <text:span text:style-name="T18">=</text:span> <text:span text:style-name="T4">n</text:span>.<text:span text:style-name="T16">subscribe</text:span>(<text:span text:style-name="T8">"/mobile_base_controller/odom"</text:span>, <text:span text:style-name="T23">1</text:span>, <text:span text:style-name="T16">callback</text:span>);</text:p>
      <text:p text:style-name="P2"/>
      <text:p text:style-name="P12"/>
      <text:p text:style-name="P12"/>
      <text:p text:style-name="P4"><text:span text:style-name="T2">void</text:span> <text:span text:style-name="T16">callback</text:span>(<text:span text:style-name="T2">const</text:span> <text:span text:style-name="T20">nav_msgs</text:span>::<text:span text:style-name="T20">Odometry</text:span> <text:span text:style-name="T4">msg</text:span>)</text:p>
      <text:p text:style-name="P2">{</text:p>
      <text:p text:style-name="P16">// Write the current pose of the robot from the message to p_current</text:p>
      <text:p text:style-name="P2"><text:span text:style-name="T4">p_current</text:span> <text:span text:style-name="T16">=</text:span> <text:span text:style-name="T4">msg</text:span>.<text:span text:style-name="T4">pose</text:span>.<text:span text:style-name="T4">pose</text:span>;</text:p>
      <text:p text:style-name="P17"/>
      <text:p text:style-name="P2"><text:span text:style-name="T16">run</text:span>();</text:p>
      <text:p text:style-name="P2">}</text:p>
      <text:p text:style-name="P9"/>
      <text:p text:style-name="P9"/>
      <text:p text:style-name="P4"><text:span text:style-name="T2">void</text:span> <text:span text:style-name="T16">run</text:span>()</text:p>
      <text:p text:style-name="P2">{</text:p>
      <text:p text:style-name="P2"><text:span text:style-name="T2">ROS_INFO_STREAM</text:span>(<text:span text:style-name="T8">"running"</text:span>);</text:p>
      <text:p text:style-name="P17"/>
      <text:p text:style-name="P16">// If the current Position was received for the first time</text:p>
      <text:p text:style-name="P16">// the end position is set</text:p>
      <text:p text:style-name="P2"><text:span text:style-name="T25">if</text:span> (<text:span text:style-name="T4">first_time</text:span>)</text:p>
      <text:p text:style-name="P2">{</text:p>
      <text:p text:style-name="P2"><text:span text:style-name="T4">first_time</text:span> <text:span text:style-name="T18">=</text:span> <text:span text:style-name="T2">false</text:span>;</text:p>
      <text:p text:style-name="P17"/>
      <text:p text:style-name="P2"><text:span text:style-name="T4">p_end</text:span> <text:span text:style-name="T16">=</text:span> <text:span text:style-name="T4">p_current</text:span>;</text:p>
      <text:p text:style-name="P2"><text:span text:style-name="T4">p_end</text:span>.<text:span text:style-name="T4">position</text:span>.<text:span text:style-name="T4">x</text:span> <text:span text:style-name="T18">+=</text:span> <text:span text:style-name="T23">1</text:span>;</text:p>
      <text:p text:style-name="P2">}</text:p>
      <text:p text:style-name="P17"/>
      <text:p text:style-name="P2"><text:span text:style-name="T25">if</text:span> (<text:span text:style-name="T4">p_current</text:span>.<text:span text:style-name="T4">position</text:span>.<text:span text:style-name="T4">x</text:span> <text:span text:style-name="T18">&lt;</text:span> <text:span text:style-name="T4">p_end</text:span>.<text:span text:style-name="T4">position</text:span>.<text:span text:style-name="T4">x</text:span>)</text:p>
      <text:p text:style-name="P2">{</text:p>
      <text:p text:style-name="P16">// Set x speed to 0.5</text:p>
      <text:p text:style-name="P2"><text:span text:style-name="T4">twist</text:span>.<text:span text:style-name="T4">linear</text:span>.<text:span text:style-name="T4">x</text:span> <text:span text:style-name="T18">=</text:span> <text:span text:style-name="T23">0.5</text:span>;</text:p>
      <text:p text:style-name="P2">}</text:p>
      <text:p text:style-name="P18">else</text:p>
      <text:p text:style-name="P2">{</text:p>
      <text:p text:style-name="P16">// Stop the robot</text:p>
      <text:p text:style-name="P2"><text:span text:style-name="T4">twist</text:span>.<text:span text:style-name="T4">linear</text:span>.<text:span text:style-name="T4">x</text:span> <text:span text:style-name="T18">=</text:span> <text:span text:style-name="T23">0</text:span>;</text:p>
      <text:p text:style-name="P2"/>
      <text:p text:style-name="P17"/>
      <text:p text:style-name="P16">// Publish twist message to the cmd_vel topic of the robot</text:p>
      <text:p text:style-name="P2"><text:span text:style-name="T4">p</text:span>.<text:span text:style-name="T16">publish</text:span>(<text:span text:style-name="T4">twist</text:span>);</text:p>
      <text:p text:style-name="P2"><text:span text:style-name="T2">ROS_INFO_STREAM</text:span>(<text:span text:style-name="T8">"published!"</text:span>);</text:p>
      <text:p text:style-name="P2"><text:soft-page-break/>}</text:p>
      <text:p text:style-name="P32"/>
      <text:p text:style-name="P9"/>
      <text:p text:style-name="P9"/>
      <text:p text:style-name="P12">If u use C++</text:p>
      <text:p text:style-name="P12">you should add the following parts in Cmakelists</text:p>
      <text:p text:style-name="P3"><text:span text:style-name="T2">include_directories</text:span>(</text:p>
      <text:p text:style-name="P16"># include</text:p>
      <text:p text:style-name="P19">${catkin_INCLUDE_DIRS}</text:p>
      <text:p text:style-name="P2">)</text:p>
      <text:p text:style-name="P2"><text:span text:style-name="T2">add_executable</text:span>(movetask1 src/movetask1.cpp)</text:p>
      <text:p text:style-name="P2"><text:span text:style-name="T2">add_executable</text:span>(movetask2 src/movetask2.cpp)</text:p>
      <text:p text:style-name="P2"><text:span text:style-name="T2">target_link_libraries</text:span>(movetask1 <text:span text:style-name="T2">${catkin_LIBRARIES}</text:span>)</text:p>
      <text:p text:style-name="P2"><text:span text:style-name="T2">target_link_libraries</text:span>(movetask2 <text:span text:style-name="T2">${catkin_LIBRARIES}</text:span>)</text:p>
      <text:p text:style-name="P12"/>
      <text:p text:style-name="P20"/>
      <text:p text:style-name="P22">task2</text:p>
      <text:p text:style-name="P12">Related to TF</text:p>
      <text:p text:style-name="P12"/>
      <text:p text:style-name="P13">ROS uses quaternions to track and apply rotations. A quaternion has 4 components (<text:span text:style-name="Teletype">x</text:span>,<text:span text:style-name="Teletype">y</text:span>,<text:span text:style-name="Teletype">z</text:span>,<text:span text:style-name="Teletype">w</text:span>).</text:p>
      <text:p text:style-name="P13"><text:s/>That's right, 'w' is last (but <text:span text:style-name="Strong_20_Emphasis">beware</text:span>: some libraries like Eigen put <text:span text:style-name="Teletype">w</text:span> as the first number!)</text:p>
      <text:p text:style-name="P20">The commonly-used unit quaternion that yields no rotation about the x/y/z axes is (0,0,0,1): </text:p>
      <text:p text:style-name="P20"/>
      <text:p text:style-name="P20">The magnitude of quaternion should be one.</text:p>
      <text:p text:style-name="P14">In order to avoid the numerical errors that comes to this, you can use</text:p>
      <text:p text:style-name="P14">q.normalze()</text:p>
      <text:p text:style-name="P20"/>
      <text:p text:style-name="P20">ROS uses two quaternion datatypes: msg and 'tf.' </text:p>
      <text:p text:style-name="P14">geometry_msgs::Quaternion</text:p>
      <text:p text:style-name="P14">tf2::Quaaternion </text:p>
      <text:p text:style-name="P20"/>
      <text:p text:style-name="P20"/>
      <text:p text:style-name="P20"/>
      <text:p text:style-name="P20"/>
      <text:p text:style-name="P20"/>
      <text:p text:style-name="P20">To convert between them in C++, use the methods of tf2_geometry_msgs.</text:p>
      <text:p text:style-name="P20"/>
      <text:p text:style-name="P30"><text:bookmark text:name="CA-bc2dd80473f30260c2655ce51f9d8c4332ad4bd3"/>tf2::convert(quat_msg , quat_tf);</text:p>
      <text:p text:style-name="P33"><text:bookmark text:name="line-6-3"/><text:bookmark text:name="CA-bc2dd80473f30260c2655ce51f9d8c4332ad4bd3_6"/>// or</text:p>
      <text:p text:style-name="P33"><text:bookmark text:name="line-7-3"/><text:bookmark text:name="CA-bc2dd80473f30260c2655ce51f9d8c4332ad4bd3_7"/>tf2::fromMsg(quat_msg, quat_tf);</text:p>
      <text:p text:style-name="P33"><text:bookmark text:name="line-8-3"/><text:bookmark text:name="CA-bc2dd80473f30260c2655ce51f9d8c4332ad4bd3_8"/>// or for the other conversion direction</text:p>
      <text:p text:style-name="P31"><text:bookmark text:name="line-9-2"/><text:bookmark text:name="CA-bc2dd80473f30260c2655ce51f9d8c4332ad4bd3_9"/>quat_msg = tf2::toMsg(quat_tf);</text:p>
      <text:p text:style-name="P14"/>
      <text:p text:style-name="P14">it is really hard to think the rotation using Quaternion therefore, first you should think it by using RPY then convert Quaternion</text:p>
      <text:p text:style-name="P14"/>
      <text:p text:style-name="P14"/>
      <text:p text:style-name="P21"><text:soft-page-break/>To apply the rotation of one quaternion to a pose, simply multiply the previous quaternion of the pose by the quaternion representing the desired rotation.</text:p>
      <text:p text:style-name="P21"><text:s/>The order of this multiplication matters. </text:p>
      <text:p text:style-name="P20"/>
      <text:p text:style-name="P20">First convert pose.orientation to quaternion</text:p>
      <text:p text:style-name="P26"/>
      <text:p text:style-name="P31"><text:bookmark text:name="line-6-6"/><text:bookmark text:name="CA-77d0414b06894134ad68a957ddfcfd40d65492e1_6"/>tf2::convert(commanded_pose.pose.orientation , q_orig);</text:p>
      <text:p text:style-name="P20">Second, generate a quaternion to rotate .</text:p>
      <text:p text:style-name="P30"><text:bookmark text:name="CA-77d0414b06894134ad68a957ddfcfd40d65492e1"/>double r=3.14159, p=0, y=0; <text:s/>// Rotate the previous pose by 180* about X</text:p>
      <text:p text:style-name="P31"><text:bookmark text:name="line-9-3"/><text:bookmark text:name="CA-77d0414b06894134ad68a957ddfcfd40d65492e1_9"/>q_rot.setRPY(r, p, y);</text:p>
      <text:p text:style-name="P20">Then rotate by multiplying two quaternion- note.. order is important</text:p>
      <text:p text:style-name="P30"><text:bookmark text:name="CA-77d0414b06894134ad68a957ddfcfd40d65492e11"/>q_new = q_rot*q_orig; <text:s/>// Calculate the new orientation</text:p>
      <text:p text:style-name="P31"><text:bookmark text:name="line-12-2"/><text:bookmark text:name="CA-77d0414b06894134ad68a957ddfcfd40d65492e1_12"/>q_new.normalize(); // normalize the magnitude</text:p>
      <text:p text:style-name="P31"/>
      <text:p text:style-name="P20">Finally, apply new quaternion to the previous pose</text:p>
      <text:p text:style-name="P30"><text:bookmark text:name="CA-77d0414b06894134ad68a957ddfcfd40d65492e12"/>// Stuff the new rotation back into the pose. This requires conversion into a msg type</text:p>
      <text:p text:style-name="P31"><text:bookmark text:name="line-15-2"/><text:bookmark text:name="CA-77d0414b06894134ad68a957ddfcfd40d65492e1_15"/>tf2::convert(q_new, commanded_pose.pose.orientation);</text:p>
      <text:p text:style-name="P20"/>
      <text:p text:style-name="P20"/>
      <text:p text:style-name="P20"/>
      <text:p text:style-name="P20">If I know the RPY from quartenion , we can get it by following procedures.</text:p>
      <text:p text:style-name="P35">Double roll, pitch, yaw_end</text:p>
      <text:p text:style-name="P5"><text:span text:style-name="T20">tf2</text:span>::<text:span text:style-name="T20">Matrix3x3</text:span> <text:span text:style-name="T4">matrix_end</text:span>(<text:span text:style-name="T4">q_new</text:span>);</text:p>
      <text:p text:style-name="P2"><text:span text:style-name="T4">matrix_end</text:span>.<text:span text:style-name="T16">getRPY</text:span>(<text:span text:style-name="T5">roll</text:span>,<text:span text:style-name="T5">pitch</text:span>,<text:span text:style-name="T4">yaw_end</text:span>);</text:p>
      <text:p text:style-name="P2"/>
      <text:p text:style-name="P20">q_new is a quartenion</text:p>
      <text:p text:style-name="P20"/>
      <text:p text:style-name="P25"><text:span text:style-name="T27">A</text:span><text:span text:style-name="T26">nd debug is really important!!!!!!!!!!!!!</text:span></text:p>
      <text:p text:style-name="P6"><text:span text:style-name="T3">ROS_INFO</text:span><text:span text:style-name="T26">(</text:span><text:span text:style-name="T9">"running state: </text:span><text:span text:style-name="T6">%i</text:span><text:span text:style-name="T9">"</text:span><text:span text:style-name="T26">, </text:span><text:span text:style-name="T6">state</text:span><text:span text:style-name="T26">);</text:span></text:p>
      <text:p text:style-name="P22"/>
      <text:p text:style-name="P20"/>
      <text:p text:style-name="P23">to upload git</text:p>
      <text:p text:style-name="P23"/>
      <text:p text:style-name="P23">git add .</text:p>
      <text:p text:style-name="P23">git commit -m “message or memo”</text:p>
      <text:p text:style-name="P23">git push origin</text:p>
      <text:p text:style-name="P23">username is my gmail address</text:p>
      <text:p text:style-name="P23">password is my token</text:p>
      <text:p text:style-name="P23"/>
      <text:p text:style-name="P23"/>
      <text:p text:style-name="P23"/>
      <text:p text:style-name="P15"/>
      <text:p text:style-name="P24">task 3</text:p>
      <text:p text:style-name="P27"><text:soft-page-break/>AMCL is a probabilistic algorithm that uses a particle filter to estimate a robot's 2D pose based on sensor data</text:p>
      <text:p text:style-name="P28">The task aims to know that there are some way to localize the robot postion. (Odmetory, AMCL, …)</text:p>
      <text:p text:style-name="P28"/>
      <text:p text:style-name="P27"/>
      <text:p text:style-name="P28">In AMCL, to estimate the robot position <text:s/>the algorithm use Odmetoly data and Lidar sensor data</text:p>
      <text:p text:style-name="P28">In AMCL , empty world is NOT suitable because it cannot use sensor information</text:p>
      <text:p text:style-name="P28">good point : more precious</text:p>
      <text:p text:style-name="P28">bad point : <text:s/>the estimated values are NOT continuous</text:p>
      <text:p text:style-name="P28"/>
      <text:p text:style-name="P28"/>
      <text:p text:style-name="P28">In Odometory, <text:s/>to estimate the robot position , the algorithm use the rotation of tire and the radious of tire .</text:p>
      <text:p text:style-name="P28">Good point: the estimated values are continuous</text:p>
      <text:p text:style-name="P28">Bad point : less precious because of the tire slipping and the error of diameter</text:p>
      <text:p text:style-name="P28"/>
      <text:p text:style-name="P28"/>
      <text:p text:style-name="P28">In grounld truth, this is the answer </text:p>
      <text:p text:style-name="P28"/>
      <text:p text:style-name="P28"/>
      <text:p text:style-name="P29">to achive this task</text:p>
      <text:p text:style-name="P29">1. I have to change the map to use AMCL</text:p>
      <text:p text:style-name="P29">2. I have to add 2 more subscriber</text:p>
      <text:p text:style-name="P7"><text:span text:style-name="T21">Subscriber</text:span><text:span text:style-name="T28"> </text:span><text:span text:style-name="T7">s</text:span><text:span text:style-name="T28"> </text:span><text:span text:style-name="T19">=</text:span><text:span text:style-name="T28"> </text:span><text:span text:style-name="T7">n</text:span><text:span text:style-name="T28">.</text:span><text:span text:style-name="T17">subscribe</text:span><text:span text:style-name="T28">(</text:span><text:span text:style-name="T10">"/mobile_base_controller/odom"</text:span><text:span text:style-name="T28">, </text:span><text:span text:style-name="T24">1</text:span><text:span text:style-name="T28">, </text:span><text:span text:style-name="T17">callback</text:span><text:span text:style-name="T28">);</text:span></text:p>
      <text:p text:style-name="P2"/>
      <text:p text:style-name="P2"/>
      <text:p text:style-name="P29">3, I have to change the robot position information</text:p>
      <text:p text:style-name="P8"><text:span text:style-name="T2">void</text:span> <text:span text:style-name="T16">callback</text:span>(<text:span text:style-name="T2">const</text:span> <text:span text:style-name="T20">nav_msgs</text:span>::<text:span text:style-name="T22">Odometry</text:span><text:span text:style-name="T14"> </text:span><text:span text:style-name="T4">msg</text:span>)</text:p>
      <text:p text:style-name="P29"/>
      <text:p text:style-name="P29"/>
      <text:p text:style-name="P29">this task main theme is to change the robot localization method</text:p>
      <text:p text:style-name="P2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19T15:10:14.127716561</meta:creation-date>
    <meta:editing-duration>PT24M12S</meta:editing-duration>
    <meta:editing-cycles>4</meta:editing-cycles>
    <meta:generator>LibreOffice/6.4.7.2$Linux_X86_64 LibreOffice_project/40$Build-2</meta:generator>
    <dc:date>2023-10-25T15:37:30.423007406</dc:date>
    <meta:document-statistic meta:table-count="0" meta:image-count="0" meta:object-count="0" meta:page-count="5" meta:paragraph-count="128" meta:word-count="867" meta:character-count="5661" meta:non-whitespace-character-count="4899"/>
  </office:meta>
</office:document-meta>
</file>